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1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Tabelle2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20.6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ackground-color="#dae3f3" style:rotation-align="none"/>
    </style:style>
    <style:style style:name="ce2" style:family="table-cell" style:parent-style-name="Default">
      <style:table-cell-properties fo:background-color="#dae3f3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dae3f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11">
      <style:table-cell-properties style:rotation-align="none"/>
    </style:style>
    <style:style style:name="ce7" style:family="table-cell" style:parent-style-name="Default" style:data-style-name="N111">
      <style:table-cell-properties fo:background-color="#dae3f3" style:rotation-align="non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solid" svg:stroke-width="0.26mm" svg:stroke-color="#bcbcbc" draw:fill="solid" draw:fill-color="#ffffff" draw:textarea-vertical-align="top" draw:auto-grow-height="false" draw:fit-to-size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margin-top="0mm" fo:margin-bottom="0mm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Create Speed Sweep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VBAProject.Modul1.createSweep?language=Basic&amp;location=document" xlink:type="simple"/>
              </office:event-listeners>
            </form:button>
            <form:button form:name="Button 2" form:control-implementation="ooo:com.sun.star.form.component.CommandButton" xml:id="control2" form:id="control2" form:label="Create Amplitude Sweep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VBAProject.Modul1.createAmplitudeSweep?language=Basic&amp;location=document" xlink:type="simple"/>
              </office:event-listeners>
            </form:button>
            <form:button form:name="Button 3" form:control-implementation="ooo:com.sun.star.form.component.CommandButton" xml:id="control3" form:id="control3" form:label="Create Profile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VBAProject.Modul1.createProfile?language=Basic&amp;location=document" xlink:type="simple"/>
              </office:event-listeners>
            </form:button>
          </form:form>
        </office:forms>
        <table:shapes>
          <draw:control draw:z-index="1" draw:style-name="gr1" draw:text-style-name="P1" svg:width="64.57mm" svg:height="22.49mm" svg:x="91.54mm" svg:y="75.14mm" draw:control="control1"/>
          <draw:control draw:z-index="2" draw:style-name="gr1" draw:text-style-name="P1" svg:width="60.6mm" svg:height="24.87mm" svg:x="92.86mm" svg:y="124.08mm" draw:control="control2"/>
          <draw:control draw:z-index="3" draw:style-name="gr1" draw:text-style-name="P1" svg:width="60.59mm" svg:height="15.62mm" svg:x="160.6mm" svg:y="20.63mm" draw:control="control3"/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Speeds [mm/min]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Double Amplitudes [mm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Repeat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2" office:value-type="string" calcext:value-type="string">
            <text:p>X Tes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2" office:value-type="string" calcext:value-type="string">
            <text:p>Y Tes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 table:number-columns-repeated="8"/>
          <table:table-cell table:style-name="ce1">
            <draw:custom-shape table:end-cell-address="Tabelle1.M19" table:end-x="3.7mm" table:end-y="5.01mm" draw:z-index="0" draw:name="Textfeld 1" draw:style-name="gr2" draw:text-style-name="P3" svg:width="71.43mm" svg:height="42.59mm" svg:x="14.82mm" svg:y="4.76mm">
              <text:p text:style-name="P2"><text:span text:style-name="T1">USE AT YOUR OWN RISK!</text:span></text:p>
              <text:p text:style-name="P2"><text:span text:style-name="T1"/></text:p>
              <text:p text:style-name="P2"><text:span text:style-name="T1">Used it on Prusa i3 MK2 and it worked without a problem.</text:span></text:p>
              <text:p text:style-name="P2"><text:span text:style-name="T1"/></text:p>
              <text:p text:style-name="P2"><text:span text:style-name="T1">Make sure the path "C:\temp\" is available.</text:span></text:p>
              <text:p text:style-name="P2"><text:span text:style-name="T1"/></text:p>
              <text:p text:style-name="P2"><text:span text:style-name="T1">V01 - Will be revised SOON!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weep Spe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in Speed [mm/min]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x Speed [mm/min]</text:p>
          </table:table-cell>
          <table:table-cell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mplitude [mm]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enter X [mm]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enter Y [mm]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ight [mm]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weep Rate</text:p>
          </table:table-cell>
          <table:table-cell table:style-name="ce6" office:value-type="float" office:value="1.01" calcext:value-type="float">
            <text:p>1,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weep Amplitude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Min Amplitude [mm]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Max amplitude [mm]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peed [mm/min]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Center X [mm]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Center Y [mm]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Height [mm]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weep Rate</text:p>
          </table:table-cell>
          <table:table-cell table:style-name="ce7" office:value-type="float" office:value="1.004" calcext:value-type="float">
            <text:p>1,004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</meta:initial-creator>
    <meta:creation-date>2017-02-28T16:05:55</meta:creation-date>
    <dc:date>2017-03-30T10:28:07.084000000</dc:date>
    <meta:editing-duration>PT2M20S</meta:editing-duration>
    <meta:generator>LibreOffice/5.1.4.2$Windows_x86 LibreOffice_project/f99d75f39f1c57ebdd7ffc5f42867c12031db97a</meta:generator>
    <meta:editing-cycles>1</meta:editing-cycles>
    <meta:document-statistic meta:table-count="2" meta:cell-count="54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Sub createProfile()
Filename = "C:\temp\vibrationtest.gcode"

Open Filename For Output As #1
Print #1, "G28 W"

Dim cSpeed, cAmp As Single

For cDir = 8 To 9
    If cDir = 8 Then
        dirStr = "X"
    Else
        dirStr = "Y"
    End If
    
    x0 = Cells(cDir, 2)
    y0 = Cells(cDir, 3)
    
    Print #1, "G0 X" + CStr(x0) + " Y" + CStr(y0) + " Z10"
    
    For speedCol = 2 To 11
        If Cells(3, speedCol) = "" Then Exit For
        cSpeed = Cells(3, speedCol)
        Print #1, "G1 X" + CStr(x0) + " Y" + CStr(y0) + " F" + CStr(cSpeed)
        For ampCol = 2 To 11
            If Cells(4, ampCol) = "" Then Exit For
            cAmp = Cells(4, ampCol)
            cRepeats = Cells(5, ampCol)
            For i = 1 To cRepeats
                If cDir = 8 Then
                    Print #1, "G1 X" + CStr(cAmp + x0)
                Else
                    Print #1, "G1 Y" + CStr(cAmp + y0)
                End If
                Print #1, "G1 X" + CStr(x0) + " Y" + CStr(y0)
            Next i
        Next ampCol
    Next speedCol
Next cDir

Print #1, "M18"

Close #1


End Sub

Sub createSweep()
Filename = "C:\temp\sweepTest.gcode"

minSpeed = Cells(14, 2)
maxSpeed = Cells(15, 2)
amplitude = Cells(16, 2)
centerX = Cells(17, 2)
centerY = Cells(18, 2)
speed = Cells(20, 2)
cSpeed = minSpeed


Open Filename For Output As #1
Print #1, "G28 W"
Print #1, "G0 X" + CStr(centerX) + " Y" + CStr(centerY) + " Z" + CStr(Cells(19, 2))
Do
    Print #1, "G1 X" + CStr(centerX - amplitude) + " F" + WorksheetFunction.Substitute(Format(cSpeed, "0.0"), ",", ".") + "; "; WorksheetFunction.Substitute(Format((cSpeed / 60) / (4 * amplitude), "0.00"), ",", ".") + "Hz"
    Print #1, "G1 X" + CStr(centerX + amplitude)
    cSpeed = cSpeed * speed
Loop While cSpeed &lt;= maxSpeed

Print #1, "G0 X" + CStr(centerX) + " Y" + CStr(centerY) + " Z" + CStr(Cells(19, 2))
cSpeed = minSpeed
Do
    Print #1, "G1 Y" + CStr(centerY - amplitude) + " F" + WorksheetFunction.Substitute(Format(cSpeed, "0.0"), ",", ".") + "; "; WorksheetFunction.Substitute(Format((cSpeed / 60) / (4 * amplitude), "0.00"), ",", ".") + "Hz"
    Print #1, "G1 Y" + CStr(centerY + amplitude)
    cSpeed = cSpeed * speed
Loop While cSpeed &lt;= maxSpeed


Print #1, "G0 X0 Y0 Z10"
Print #1, "M18"
Close #1
End Sub

Sub createAmplitudeSweep()
Filename = "C:\temp\ampSweepTest.gcode"

minAmp = Cells(23, 2)
maxAmp = Cells(24, 2)
speed = Cells(25, 2)
centerX = Cells(26, 2)
centerY = Cells(27, 2)
sweepRate = Cells(29, 2)
cAmp = minAmp


Open Filename For Output As #1
Print #1, "G28 W"
Print #1, "G0 X" + CStr(centerX) + " Y" + CStr(centerY) + " Z" + CStr(Cells(28, 2))
Do
    Print #1, "G1 X" + WorksheetFunction.Substitute(Format(centerX - cAmp, "0.00"), ",", ".") + " F" + CStr(speed) + "; "; WorksheetFunction.Substitute(Format((speed / 60) / (4 * cAmp), "0.00"), ",", ".") + "Hz"
    Print #1, "G1 X" + WorksheetFunction.Substitute(Format(centerX + cAmp, "0.00"), ",", ".")
    cAmp = cAmp * sweepRate
Loop While cAmp &lt;= maxAmp

cAmp = minAmp
Print #1, "G0 X" + CStr(centerX) + " Y" + CStr(centerY) + " Z" + CStr(Cells(28, 2))
Do
    Print #1, "G1 Y" + WorksheetFunction.Substitute(Format(centerY - cAmp, "0.00"), ",", ".") + " F" + CStr(speed) + "; "; WorksheetFunction.Substitute(Format((speed / 60) / (4 * cAmp), "0.00"), ",", ".") + "Hz"
    Print #1, "G1 Y" + WorksheetFunction.Substitute(Format(centerY + cAmp, "0.00"), ",", ".")
    cAmp = cAmp * sweepRate
Loop While cAmp &lt;= maxAmp


Print #1, "G0 X0 Y0 Z10"
Print #1, "M18"
Close #1
End Sub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Modul1"/>
  <library:element library:name="Tabelle1"/>
  <library:element library:name="Tabel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